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criptablePageInput.get( Object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criptablePageInput.ScriptablePageInput( ServletRequest requ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criptablePageInput.entrySet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ScriptablePageInput.containsKey( Object ke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criptablePageInput.equals( Object obj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